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image/svg+xml" manifest:full-path="Pictures/100058B300000D3B000004A1DA7E4A1C.svg"/>
  <manifest:file-entry manifest:media-type="image/svg+xml" manifest:full-path="Pictures/10002D8B000008D2000001A75C8073D3.svg"/>
  <manifest:file-entry manifest:media-type="image/png" manifest:full-path="Pictures/100002010000005500000010DB1D2144.png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Footer">
      <style:text-properties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P3" style:family="paragraph" style:parent-style-name="Standard">
      <style:paragraph-properties fo:text-align="center" style:justify-single-word="false"/>
    </style:style>
    <style:style style:name="P4" style:family="paragraph" style:parent-style-name="Standard">
      <style:paragraph-properties fo:break-before="page" fo:background-color="#cccccc">
        <style:background-image/>
      </style:paragraph-properties>
      <style:text-properties fo:font-size="14pt" fo:font-weight="bold" style:font-size-asian="14pt" style:font-weight-asian="bold" style:font-size-complex="14pt" style:font-weight-complex="bold"/>
    </style:style>
    <style:style style:name="P5" style:family="paragraph" style:parent-style-name="Standard">
      <style:paragraph-properties fo:margin-left="0.979cm" fo:margin-right="0cm" fo:text-indent="0cm" style:auto-text-indent="false"/>
    </style:style>
    <style:style style:name="P6" style:family="paragraph" style:parent-style-name="Standard">
      <style:paragraph-properties fo:margin-left="0cm" fo:margin-right="0cm" fo:text-indent="0cm" style:auto-text-indent="false"/>
    </style:style>
    <style:style style:name="P7" style:family="paragraph" style:parent-style-name="Standard" style:list-style-name="L1"/>
    <style:style style:name="P8" style:family="paragraph" style:parent-style-name="Standard" style:list-style-name="L2"/>
    <style:style style:name="P9" style:family="paragraph" style:parent-style-name="Standard" style:list-style-name="L3"/>
    <style:style style:name="P10" style:family="paragraph" style:parent-style-name="Standard" style:list-style-name="L4"/>
    <style:style style:name="P11" style:family="paragraph" style:parent-style-name="Standard" style:list-style-name="L5"/>
    <style:style style:name="P12" style:family="paragraph" style:parent-style-name="Standard" style:list-style-name="L6"/>
    <style:style style:name="P13" style:family="paragraph" style:parent-style-name="Standard" style:list-style-name="L7"/>
    <style:style style:name="P14" style:family="paragraph" style:parent-style-name="Standard" style:list-style-name="L8"/>
    <style:style style:name="P15" style:family="paragraph" style:parent-style-name="Standard" style:list-style-name="L9"/>
    <style:style style:name="P16" style:family="paragraph" style:parent-style-name="Standard" style:list-style-name="L10"/>
    <style:style style:name="P17" style:family="paragraph" style:parent-style-name="Standard" style:list-style-name="L11"/>
    <style:style style:name="P18" style:family="paragraph" style:parent-style-name="Standard" style:list-style-name="L12"/>
    <style:style style:name="P19" style:family="paragraph" style:parent-style-name="Standard" style:list-style-name="L13"/>
    <style:style style:name="P20" style:family="paragraph" style:parent-style-name="Standard" style:list-style-name="L14"/>
    <style:style style:name="P21" style:family="paragraph" style:parent-style-name="Standard" style:list-style-name="L15"/>
    <style:style style:name="P22" style:family="paragraph" style:parent-style-name="Standard" style:list-style-name="L16"/>
    <style:style style:name="P23" style:family="paragraph" style:parent-style-name="Standard" style:list-style-name="L17"/>
    <style:style style:name="P24" style:family="paragraph"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style:style style:name="gr1" style:family="graphic">
      <style:graphic-properties draw:stroke="none" svg:stroke-color="#000000" draw:fill="none" draw:fill-color="#ffffff" fo:min-height="0.407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">BoVoyages</text:p>
      <text:p text:style-name="P2">Ateliers </text:p>
      <text:p text:style-name="P2">JBoss - Angular</text:p>
      <text:p text:style-name="Standard"><draw:frame text:anchor-type="paragraph" draw:z-index="8" draw:style-name="gr1" draw:text-style-name="P24" svg:width="2.174cm" svg:height="0.408cm" svg:x="14.804cm" svg:y="10.947cm"><draw:text-box><text:p><text:span text:style-name="T1">version : A.0</text:span></text:p></draw:text-box></draw:frame></text:p>
      <text:p text:style-name="Standard"/>
      <text:p text:style-name="P3">Franck SIMON - <text:a xlink:type="simple" xlink:href="mailto:franck.simon@antislashn.org" text:style-name="Internet_20_link" text:visited-style-name="Visited_20_Internet_20_Link">franck.simon@antislashn.org</text:a></text:p>
      <text:p text:style-name="P3">Saoussen DJEDAI - <text:a xlink:type="simple" xlink:href="mailto:sdjedai@yahoo.fr" text:style-name="Internet_20_link" text:visited-style-name="Visited_20_Internet_20_Link">sdjedai@yahoo.fr</text:a></text:p>
      <text:p text:style-name="P3"/>
      <text:p text:style-name="P3"><draw:frame draw:style-name="fr2" draw:name="images1" text:anchor-type="paragraph" svg:width="6.181cm" svg:height="2.163cm" draw:z-index="9"><draw:image xlink:href="Pictures/100058B300000D3B000004A1DA7E4A1C.svg" xlink:type="simple" xlink:show="embed" xlink:actuate="onLoad"/></draw:frame></text:p>
      <text:p text:style-name="P3"/>
      <text:p text:style-name="P4">Objectifs</text:p>
      <text:p text:style-name="Standard"/>
      <text:p text:style-name="Standard">Autour de la thématique du cahier des charge de BoVoyage, l'objectif est utiliser les technologies suivantes pour créer les parties font-office et back-office :</text:p>
      <text:list xml:id="list6376492328570419232" text:style-name="L1">
        <text:list-item>
          <text:p text:style-name="P7">utilisation d'un serveur Java EE (ici JBoss / Wildfly)</text:p>
        </text:list-item>
        <text:list-item>
          <text:p text:style-name="P7">création d'une application EAR comportant trois sous-projets</text:p>
          <text:list>
            <text:list-item>
              <text:p text:style-name="P7">partie métier (jar)</text:p>
              <text:list>
                <text:list-item>
                  <text:p text:style-name="P7">couche DAO</text:p>
                  <text:list>
                    <text:list-item>
                      <text:p text:style-name="P7">utilisation de JPA</text:p>
                    </text:list-item>
                  </text:list>
                </text:list-item>
                <text:list-item>
                  <text:p text:style-name="P7">couche Service</text:p>
                  <text:list>
                    <text:list-item>
                      <text:p text:style-name="P7">exposition par REST</text:p>
                    </text:list-item>
                  </text:list>
                </text:list-item>
                <text:list-item>
                  <text:p text:style-name="P7">objets métiers</text:p>
                  <text:list>
                    <text:list-item>
                      <text:p text:style-name="P7">entités</text:p>
                    </text:list-item>
                    <text:list-item>
                      <text:p text:style-name="P7">DTO</text:p>
                    </text:list-item>
                  </text:list>
                </text:list-item>
              </text:list>
            </text:list-item>
            <text:list-item>
              <text:p text:style-name="P7">partie front-office (war pour le déploiement)</text:p>
              <text:list>
                <text:list-item>
                  <text:p text:style-name="P7">Angular (transpilé) avec interaction avec les web-services REST de la partie métier</text:p>
                </text:list-item>
              </text:list>
            </text:list-item>
            <text:list-item>
              <text:p text:style-name="P7">partie back-office (war pour le déploiement)</text:p>
              <text:list>
                <text:list-item>
                  <text:p text:style-name="P7">Angular <text:s/>(transpilé) avec interaction avec les web-services REST de la partie métier</text:p>
                </text:list-item>
              </text:list>
            </text:list-item>
          </text:list>
        </text:list-item>
        <text:list-item>
          <text:p text:style-name="P7">création des applications Angular utilisées lors du développement</text:p>
          <text:list>
            <text:list-item>
              <text:p text:style-name="P7">front-office</text:p>
            </text:list-item>
            <text:list-item>
              <text:p text:style-name="P7">back-office</text:p>
            </text:list-item>
          </text:list>
        </text:list-item>
        <text:list-item>
          <text:p text:style-name="P7">tests</text:p>
          <text:list>
            <text:list-item>
              <text:p text:style-name="P7">utilisation du framework Arquillian</text:p>
            </text:list-item>
            <text:list-item>
              <text:p text:style-name="P7">utilisation de SoapUI</text:p>
            </text:list-item>
          </text:list>
        </text:list-item>
      </text:list>
      <text:p text:style-name="Standard"/>
      <text:p text:style-name="Standard">Outils, serveurs et frameworks utilisé</text:p>
      <text:list xml:id="list6172006440634510328" text:style-name="L2">
        <text:list-item>
          <text:p text:style-name="P8">serveurs</text:p>
          <text:list>
            <text:list-item>
              <text:p text:style-name="P8">serveur Java EE : Wildfly 12</text:p>
            </text:list-item>
            <text:list-item>
              <text:p text:style-name="P8">serveur SGBD : MySql</text:p>
            </text:list-item>
          </text:list>
        </text:list-item>
        <text:list-item>
          <text:p text:style-name="P8">outils de développement</text:p>
          <text:list>
            <text:list-item>
              <text:p text:style-name="P8">Eclipse Java EE</text:p>
            </text:list-item>
            <text:list-item>
              <text:p text:style-name="P8">plugins Eclipse :</text:p>
              <text:list>
                <text:list-item>
                  <text:p text:style-name="P8">plugin pour Angular</text:p>
                </text:list-item>
              </text:list>
            </text:list-item>
            <text:list-item>
              <text:p text:style-name="P8">MySql Workbench</text:p>
            </text:list-item>
            <text:list-item>
              <text:p text:style-name="P8">github</text:p>
            </text:list-item>
            <text:list-item>
              <text:p text:style-name="P8">maven</text:p>
            </text:list-item>
            <text:list-item>
              <text:p text:style-name="P8">nodejs</text:p>
            </text:list-item>
            <text:list-item>
              <text:p text:style-name="P8">npm</text:p>
            </text:list-item>
          </text:list>
        </text:list-item>
        <text:list-item>
          <text:p text:style-name="P8">frameworks de tests</text:p>
          <text:list>
            <text:list-item>
              <text:p text:style-name="P8">Arquillian</text:p>
            </text:list-item>
            <text:list-item>
              <text:p text:style-name="P8">SoapUI</text:p>
            </text:list-item>
          </text:list>
        </text:list-item>
        <text:list-item>
          <text:p text:style-name="P8">frameworks applicatifs</text:p>
          <text:list>
            <text:list-item>
              <text:p text:style-name="P8">JPA, CDI, JAX-RS</text:p>
            </text:list-item>
            <text:list-item>
              <text:p text:style-name="P8">Angular6</text:p>
            </text:list-item>
          </text:list>
        </text:list-item>
      </text:list>
      <text:p text:style-name="Standard"/>
      <text:p text:style-name="P4">Atelier 1 : configurations</text:p>
      <text:p text:style-name="Standard"/>
      <text:p text:style-name="Standard">Objectifs :</text:p>
      <text:list xml:id="list651866068587541730" text:style-name="L3">
        <text:list-item>
          <text:p text:style-name="P9">créer la base de données (script MySql fourni)</text:p>
        </text:list-item>
        <text:list-item>
          <text:p text:style-name="P9">créer la source de données sous JBoss/Wildfly</text:p>
        </text:list-item>
      </text:list>
      <text:p text:style-name="Standard"/>
      <text:p text:style-name="Standard">Pré-requis :</text:p>
      <text:list xml:id="list6209058983885693053" text:style-name="L4">
        <text:list-item>
          <text:p text:style-name="P10">serveur MySql installé</text:p>
        </text:list-item>
        <text:list-item>
          <text:p text:style-name="P10">MySql WorkBench installé</text:p>
        </text:list-item>
        <text:list-item>
          <text:p text:style-name="P10">serveur Java EE installé</text:p>
        </text:list-item>
      </text:list>
      <text:p text:style-name="Standard"/>
      <text:p text:style-name="P6">A faire :</text:p>
      <text:list xml:id="list4446021268328338250" text:style-name="L5">
        <text:list-item>
          <text:p text:style-name="P11"/>
        </text:list-item>
      </text:list>
      <text:p text:style-name="Standard"/>
      <text:p text:style-name="P4">Atelier 2 : création des projets</text:p>
      <text:p text:style-name="Standard"/>
      <text:p text:style-name="Standard">Objectifs :</text:p>
      <text:list xml:id="list1739495893" text:continue-list="list651866068587541730" text:style-name="L3">
        <text:list-item>
          <text:p text:style-name="P9">savoir créer un projet EAR et ses sous-projets</text:p>
        </text:list-item>
        <text:list-item>
          <text:p text:style-name="P9">savoir déployer le projet</text:p>
        </text:list-item>
        <text:list-item>
          <text:p text:style-name="P9">savoir référencer un serveur Java EE dans Eclipse</text:p>
        </text:list-item>
      </text:list>
      <text:p text:style-name="Standard"/>
      <text:p text:style-name="Standard">Pré-requis :</text:p>
      <text:list xml:id="list7257692517882877753" text:style-name="L6">
        <text:list-item>
          <text:p text:style-name="P12">JDK installé</text:p>
        </text:list-item>
        <text:list-item>
          <text:p text:style-name="P12">Eclipse installé</text:p>
        </text:list-item>
      </text:list>
      <text:p text:style-name="Standard"/>
      <text:p text:style-name="P6">A faire :</text:p>
      <text:list xml:id="list1106940362163824482" text:style-name="L7">
        <text:list-item>
          <text:p text:style-name="P13"/>
        </text:list-item>
      </text:list>
      <text:p text:style-name="P4">Atelier 3 : création des objets métier - partie "destinations"</text:p>
      <text:p text:style-name="Standard"/>
      <text:p text:style-name="Standard">Objectifs :</text:p>
      <text:list xml:id="list1220053647" text:continue-list="list1739495893" text:style-name="L3">
        <text:list-item>
          <text:p text:style-name="P9">savoir identifier les objets métiers</text:p>
        </text:list-item>
        <text:list-item>
          <text:p text:style-name="P9">savoir créer les classes</text:p>
        </text:list-item>
      </text:list>
      <text:p text:style-name="Standard"/>
      <text:p text:style-name="Standard">Sujet :</text:p>
      <text:list xml:id="list2578616632325647690" text:style-name="L8">
        <text:list-item>
          <text:p text:style-name="P14">écrire les classes métiers modélisant les destinations et leurs détails</text:p>
        </text:list-item>
      </text:list>
      <text:p text:style-name="Standard"/>
      <text:p text:style-name="P6">A faire :</text:p>
      <text:list xml:id="list4096778153696990096" text:style-name="L9">
        <text:list-item>
          <text:p text:style-name="P15"/>
        </text:list-item>
      </text:list>
      <text:p text:style-name="Standard"/>
      <text:p text:style-name="P4">Atelier 4 : création de la couche DAO - partie "destinations"</text:p>
      <text:p text:style-name="Standard"/>
      <text:p text:style-name="Standard">Objectifs :</text:p>
      <text:list xml:id="list1279905471" text:continue-list="list1220053647" text:style-name="L3">
        <text:list-item>
          <text:p text:style-name="P9">savoir utiliser les annotations sur les entités</text:p>
        </text:list-item>
        <text:list-item>
          <text:p text:style-name="P9">savoir interroger la base de JPA</text:p>
        </text:list-item>
        <text:list-item>
          <text:p text:style-name="P9">tester avec le framework Arquillian</text:p>
        </text:list-item>
      </text:list>
      <text:p text:style-name="Standard"/>
      <text:p text:style-name="Standard">Pré-requis :</text:p>
      <text:list xml:id="list903597710935282945" text:style-name="L10">
        <text:list-item>
          <text:p text:style-name="P16"/>
        </text:list-item>
      </text:list>
      <text:p text:style-name="Standard"/>
      <text:p text:style-name="Standard">Sujet :</text:p>
      <text:list xml:id="list2136674831284902203" text:style-name="L11">
        <text:list-item>
          <text:p text:style-name="P17">pouvoir effectuer les premiers tests, afin de vérifier les fonctionnalités suivantes</text:p>
          <text:list>
            <text:list-item>
              <text:p text:style-name="P17">récupération d'une liste de destinations</text:p>
            </text:list-item>
            <text:list-item>
              <text:p text:style-name="P17">récupération des détails d'une destination</text:p>
            </text:list-item>
          </text:list>
        </text:list-item>
      </text:list>
      <text:p text:style-name="P5"/>
      <text:p text:style-name="P6"/>
      <text:p text:style-name="P6">A faire :</text:p>
      <text:list xml:id="list7666514765143100945" text:style-name="L12">
        <text:list-item>
          <text:p text:style-name="P18"/>
        </text:list-item>
      </text:list>
      <text:p text:style-name="Standard"/>
      <text:p text:style-name="P4">Atelier 5 : création de la couche service - partie "destinations"</text:p>
      <text:p text:style-name="Standard"/>
      <text:p text:style-name="Standard">Objectifs :</text:p>
      <text:list xml:id="list908002876" text:continue-list="list1279905471" text:style-name="L3">
        <text:list-item>
          <text:p text:style-name="P9">créer une couche service</text:p>
        </text:list-item>
        <text:list-item>
          <text:p text:style-name="P9">mettre en place les web-services REST</text:p>
        </text:list-item>
        <text:list-item>
          <text:p text:style-name="P9">créer des classe DTO</text:p>
        </text:list-item>
        <text:list-item>
          <text:p text:style-name="P9">tester avec SoapUI</text:p>
        </text:list-item>
      </text:list>
      <text:p text:style-name="Standard"/>
      <text:p text:style-name="Standard"/>
      <text:p text:style-name="Standard">Sujet :</text:p>
      <text:list xml:id="list8796787288612919056" text:style-name="L13">
        <text:list-item>
          <text:p text:style-name="P19">pouvoir effectuer les premiers tests, afin vérifier les fonctionnalités suivantes</text:p>
          <text:list>
            <text:list-item>
              <text:p text:style-name="P19">récupération d'une liste de destinations via le web-service</text:p>
            </text:list-item>
            <text:list-item>
              <text:p text:style-name="P19">récupération des détails d'une destination via le web-service</text:p>
            </text:list-item>
          </text:list>
        </text:list-item>
      </text:list>
      <text:p text:style-name="P5"/>
      <text:p text:style-name="P6"/>
      <text:p text:style-name="P6">A faire :</text:p>
      <text:list xml:id="list2280524425356810435" text:style-name="L14">
        <text:list-item>
          <text:p text:style-name="P20"/>
        </text:list-item>
      </text:list>
      <text:p text:style-name="Standard"/>
      <text:p text:style-name="P4">Atelier 6 : front-office - affichage des destinations</text:p>
      <text:p text:style-name="Standard"/>
      <text:p text:style-name="Standard">Objectifs :</text:p>
      <text:list xml:id="list1545114878" text:continue-list="list908002876" text:style-name="L3">
        <text:list-item>
          <text:p text:style-name="P9">mettre en place un projet Angular</text:p>
        </text:list-item>
        <text:list-item>
          <text:p text:style-name="P9">savoir modifier le serveur pour accepter les requêtes CORS </text:p>
        </text:list-item>
        <text:list-item>
          <text:p text:style-name="P9">savoir coder le modèle MVC sous Angular</text:p>
        </text:list-item>
      </text:list>
      <text:p text:style-name="Standard"/>
      <text:p text:style-name="Standard">Pré-requis :</text:p>
      <text:list xml:id="list6892260232690055901" text:style-name="L15">
        <text:list-item>
          <text:p text:style-name="P21"/>
        </text:list-item>
      </text:list>
      <text:p text:style-name="Standard"/>
      <text:p text:style-name="Standard">Sujet :</text:p>
      <text:list xml:id="list6902386186176357631" text:style-name="L16">
        <text:list-item>
          <text:p text:style-name="P22">pouvoir afficher une liste de destinations avec Angular</text:p>
          <text:list>
            <text:list-item>
              <text:p text:style-name="P22">interrogation du web-service</text:p>
            </text:list-item>
            <text:list-item>
              <text:p text:style-name="P22">affichage d'une liste de destinations</text:p>
            </text:list-item>
          </text:list>
        </text:list-item>
      </text:list>
      <text:p text:style-name="P5"/>
      <text:p text:style-name="P6"/>
      <text:p text:style-name="P6">A faire :</text:p>
      <text:list xml:id="list1676960208013634431" text:style-name="L17">
        <text:list-item>
          <text:p text:style-name="P23"/>
        </text:list-item>
      </text:list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Footer" style:family="paragraph" style:parent-style-name="Standard" style:class="extra">
      <style:paragraph-properties fo:padding="0cm" fo:border-left="none" fo:border-right="none" fo:border-top="0.018cm solid #000000" fo:border-bottom="none" style:shadow="none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Numbering_20_Symbols" style:display-name="Numbering Symbols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text-properties fo:font-size="12pt" style:font-size-asian="12pt" style:font-size-complex="12pt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1.311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>
        <style:header-footer-properties svg:height="1.138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MP1"><draw:frame draw:style-name="Mfr1" draw:name="images2" text:anchor-type="paragraph" svg:x="0.039cm" svg:y="0.143cm" svg:width="2.462cm" svg:height="0.487cm" draw:z-index="7"><draw:image xlink:href="Pictures/100002010000005500000010DB1D2144.png" xlink:type="simple" xlink:show="embed" xlink:actuate="onLoad"/><draw:image xlink:href="Pictures/10002D8B000008D2000001A75C8073D3.svg" xlink:type="simple" xlink:show="embed" xlink:actuate="onLoad"/></draw:frame><text:tab/>BoVoyages – JBoss - REST - Angular<text:tab/><text:page-number text:select-page="current">8</text:page-number>/<text:page-count>8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8-11-03T11:44:36</meta:creation-date>
    <meta:editing-duration>PT4H35M51S</meta:editing-duration>
    <meta:editing-cycles>8</meta:editing-cycles>
    <meta:generator>OpenOffice/4.1.5$Unix OpenOffice.org_project/415m1$Build-9789</meta:generator>
    <meta:initial-creator>Franck SIMON</meta:initial-creator>
    <dc:date>2018-11-03T16:29:00</dc:date>
    <dc:creator>Franck SIMON</dc:creator>
    <meta:document-statistic meta:table-count="0" meta:image-count="2" meta:object-count="0" meta:page-count="8" meta:paragraph-count="105" meta:word-count="532" meta:character-count="3060"/>
    <meta:template xlink:type="simple" xlink:actuate="onRequest" xlink:title="Formation - ateliers" xlink:href="../../../../../../Administratif/Modèles/Formation%20-%20ateliers.odt" meta:date="2018-11-03T11:44:35"/>
  </office:meta>
</office:document-meta>
</file>